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CJK JP" svg:font-family="'Noto Sans CJK JP'" style:font-family-generic="system" style:font-pitch="variable"/>
    <style:font-face style:name="TakaoPGothic" svg:font-family="TakaoPGothic" style:font-family-generic="system" style:font-pitch="variable"/>
    <style:font-face style:name="UmePlus P Gothic" svg:font-family="'UmePlus P Gothic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1.071cm"/>
    </style:style>
    <style:style style:name="co3" style:family="table-column">
      <style:table-column-properties fo:break-before="auto" style:column-width="0.688cm"/>
    </style:style>
    <style:style style:name="co4" style:family="table-column">
      <style:table-column-properties fo:break-before="auto" style:column-width="1.859cm"/>
    </style:style>
    <style:style style:name="co5" style:family="table-column">
      <style:table-column-properties fo:break-before="auto" style:column-width="1.669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1.08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2" style:family="table-cell" style:parent-style-name="Default">
      <style:table-cell-properties fo:background-color="#d0d0d0" style:text-align-source="fix" style:repeat-content="false" fo:border="0.06pt solid #000000"/>
      <style:paragraph-properties fo:text-align="center" fo:margin-left="0cm"/>
    </style:style>
    <style:style style:name="ce4" style:family="table-cell" style:parent-style-name="Default" style:data-style-name="N100">
      <style:table-cell-properties fo:background-color="#00ffff" style:text-align-source="fix" style:repeat-content="false" fo:border="0.06pt solid #000000" style:vertical-align="middle"/>
      <style:paragraph-properties fo:text-align="center" fo:margin-left="0cm"/>
    </style:style>
    <style:style style:name="ce11" style:family="table-cell" style:parent-style-name="Default" style:data-style-name="N100">
      <style:table-cell-properties fo:background-color="#00ffff" style:text-align-source="fix" style:repeat-content="false" fo:border="0.06pt solid #000000"/>
      <style:paragraph-properties fo:text-align="center" fo:margin-left="0cm"/>
    </style:style>
    <style:style style:name="ce6" style:family="table-cell" style:parent-style-name="Default">
      <style:table-cell-properties fo:background-color="#00ffff" style:text-align-source="fix" style:repeat-content="false" fo:border="0.06pt solid #000000"/>
      <style:paragraph-properties fo:text-align="center" fo:margin-left="0cm"/>
    </style:style>
    <style:style style:name="ce7" style:family="table-cell" style:parent-style-name="Default" style:data-style-name="N100">
      <style:table-cell-properties fo:background-color="#7ffe00" style:text-align-source="fix" style:repeat-content="false" fo:border="0.06pt solid #000000" style:vertical-align="middle"/>
      <style:paragraph-properties fo:text-align="center" fo:margin-left="0cm"/>
    </style:style>
    <style:style style:name="ce14" style:family="table-cell" style:parent-style-name="Default" style:data-style-name="N100">
      <style:table-cell-properties fo:background-color="#7ffe00" style:text-align-source="fix" style:repeat-content="false" fo:border="0.06pt solid #000000"/>
      <style:paragraph-properties fo:text-align="center" fo:margin-left="0cm"/>
    </style:style>
    <style:style style:name="ce9" style:family="table-cell" style:parent-style-name="Default">
      <style:table-cell-properties fo:background-color="#7ffe00" style:text-align-source="fix" style:repeat-content="false" fo:border="0.06pt solid #000000"/>
      <style:paragraph-properties fo:text-align="center" fo:margin-left="0cm"/>
    </style:style>
    <style:style style:name="ce10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trend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6"/>
        <table:table-column table:style-name="co5" table:number-columns-repeated="2" table:default-cell-style-name="ce9"/>
        <table:table-column table:style-name="co4" table:default-cell-style-name="ce9"/>
        <table:table-column table:style-name="co4" table:number-columns-repeated="2" table:default-cell-style-name="ce6"/>
        <table:table-column table:style-name="co6" table:default-cell-style-name="ce9"/>
        <table:table-column table:style-name="co6" table:default-cell-style-name="ce6"/>
        <table:table-column table:style-name="co6" table:default-cell-style-name="ce9"/>
        <table:table-column table:style-name="co6" table:number-columns-repeated="2" table:default-cell-style-name="ce6"/>
        <table:table-column table:style-name="co7" table:default-cell-style-name="ce2"/>
        <table:table-column table:style-name="co6" table:default-cell-style-name="ce1"/>
        <table:table-row table:style-name="ro1">
          <table:table-cell table:style-name="Default" table:number-columns-repeated="3"/>
          <table:table-cell table:style-name="ce4" office:value-type="string" calcext:value-type="string" table:number-columns-spanned="2" table:number-rows-spanned="1">
            <text:p>2016年度</text:p>
          </table:table-cell>
          <table:covered-table-cell table:style-name="ce11"/>
          <table:table-cell table:style-name="ce7" office:value-type="string" calcext:value-type="string" table:number-columns-spanned="3" table:number-rows-spanned="1">
            <text:p>2017年度</text:p>
          </table:table-cell>
          <table:covered-table-cell table:number-columns-repeated="2" table:style-name="ce14"/>
          <table:table-cell table:style-name="ce4" office:value-type="string" calcext:value-type="string" table:number-columns-spanned="2" table:number-rows-spanned="1">
            <text:p>2018年度</text:p>
          </table:table-cell>
          <table:covered-table-cell table:style-name="ce11"/>
          <table:table-cell table:style-name="ce14" office:value-type="string" calcext:value-type="string">
            <text:p>2019</text:p>
          </table:table-cell>
          <table:table-cell table:style-name="ce11" office:value-type="string" calcext:value-type="string">
            <text:p>2020</text:p>
          </table:table-cell>
          <table:table-cell table:style-name="ce14" office:value-type="string" calcext:value-type="string">
            <text:p>2021</text:p>
          </table:table-cell>
          <table:table-cell table:style-name="ce4" office:value-type="string" calcext:value-type="string" table:number-columns-spanned="2" table:number-rows-spanned="1">
            <text:p>2022年度</text:p>
          </table:table-cell>
          <table:covered-table-cell table:style-name="ce11"/>
          <table:table-cell table:style-name="ce10"/>
          <table:table-cell table:style-name="Default"/>
        </table:table-row>
        <table:table-row table:style-name="ro1">
          <table:table-cell table:style-name="Default" table:number-columns-repeated="3"/>
          <table:table-cell table:style-name="ce11" office:value-type="string" calcext:value-type="string">
            <text:p>7/13</text:p>
          </table:table-cell>
          <table:table-cell table:style-name="ce11" office:value-type="string" calcext:value-type="string">
            <text:p>7/20</text:p>
          </table:table-cell>
          <table:table-cell table:style-name="ce14" office:value-type="string" calcext:value-type="string">
            <text:p>7/3</text:p>
          </table:table-cell>
          <table:table-cell table:style-name="ce14" office:value-type="string" calcext:value-type="string">
            <text:p>7/4</text:p>
          </table:table-cell>
          <table:table-cell table:style-name="ce14" office:value-type="string" calcext:value-type="string">
            <text:p>9/21</text:p>
          </table:table-cell>
          <table:table-cell table:style-name="ce11" office:value-type="string" calcext:value-type="string">
            <text:p>7/10</text:p>
          </table:table-cell>
          <table:table-cell table:style-name="ce11" office:value-type="string" calcext:value-type="string">
            <text:p>7/12</text:p>
          </table:table-cell>
          <table:table-cell table:style-name="ce14" office:value-type="string" calcext:value-type="string">
            <text:p>6/11</text:p>
          </table:table-cell>
          <table:table-cell table:style-name="ce11" office:value-type="string" calcext:value-type="string">
            <text:p>9/1</text:p>
          </table:table-cell>
          <table:table-cell table:style-name="ce14" office:value-type="string" calcext:value-type="string">
            <text:p>10/6</text:p>
          </table:table-cell>
          <table:table-cell table:style-name="ce11" office:value-type="string" calcext:value-type="string">
            <text:p>11/11</text:p>
          </table:table-cell>
          <table:table-cell table:style-name="ce11" office:value-type="string" calcext:value-type="string">
            <text:p>1/27</text:p>
          </table:table-cell>
          <table:table-cell table:style-name="ce10"/>
          <table:table-cell table:style-name="Default"/>
        </table:table-row>
        <table:table-row table:style-name="ro1">
          <table:table-cell office:value-type="string" calcext:value-type="string">
            <text:p>text</text:p>
          </table:table-cell>
          <table:table-cell office:value-type="string" calcext:value-type="string">
            <text:p>page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計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6"/>
          <table:table-cell table:formula="of:=SUM([.D4:.P4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7"/>
          <table:table-cell table:formula="of:=SUM([.D5:.P5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6"/>
          <table:table-cell table:formula="of:=SUM([.D6:.P6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formula="of:=SUM([.D7:.P7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"/>
          <table:table-cell table:formula="of:=SUM([.D8:.P8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D9:.P9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4"/>
          <table:table-cell table:formula="of:=SUM([.D10:.P10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/>
          <table:table-cell table:formula="of:=SUM([.D11:.P11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5"/>
          <table:table-cell table:formula="of:=SUM([.D12:.P12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D13:.P13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"/>
          <table:table-cell table:formula="of:=SUM([.D14:.P1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"/>
          <table:table-cell table:formula="of:=SUM([.D15:.P1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8"/>
          <table:table-cell table:formula="of:=SUM([.D16:.P1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table:formula="of:=SUM([.D17:.P17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8"/>
          <table:table-cell table:formula="of:=SUM([.D18:.P1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8"/>
          <table:table-cell table:formula="of:=SUM([.D19:.P1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7"/>
          <table:table-cell table:formula="of:=SUM([.D20:.P2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7"/>
          <table:table-cell table:formula="of:=SUM([.D21:.P2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6"/>
          <table:table-cell table:formula="of:=SUM([.D22:.P2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6"/>
          <table:table-cell table:formula="of:=SUM([.D23:.P2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4"/>
          <table:table-cell table:formula="of:=SUM([.D24:.P2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D25:.P2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D26:.P2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/>
          <table:table-cell table:formula="of:=SUM([.D27:.P27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text</text:p>
          </table:table-cell>
          <table:table-cell table:style-name="ce2" office:value-type="string" calcext:value-type="string">
            <text:p>page</text:p>
          </table:table-cell>
          <table:table-cell table:style-name="ce2" office:value-type="string" calcext:value-type="string">
            <text:p>no</text:p>
          </table:table-cell>
          <table:table-cell table:style-name="ce2" table:number-columns-repeated="12"/>
          <table:table-cell/>
          <table:table-cell table:style-name="ce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7"/>
          <table:table-cell table:formula="of:=SUM([.D29:.P29])" office:value-type="float" office:value="2" calcext:value-type="float">
            <text:p>2</text:p>
          </table:table-cell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5"/>
          <table:table-cell table:formula="of:=SUM([.D30:.P30])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D31:.P31])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4"/>
          <table:table-cell table:formula="of:=SUM([.D32:.P32])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6"/>
          <table:table-cell table:formula="of:=SUM([.D33:.P33])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5"/>
          <table:table-cell table:formula="of:=SUM([.D34:.P34])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D35:.P35])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table:formula="of:=SUM([.D36:.P36])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/>
          <table:table-cell table:formula="of:=SUM([.D37:.P37])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6"/>
          <table:table-cell table:formula="of:=SUM([.D38:.P38])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1"/>
          <table:table-cell table:formula="of:=SUM([.D39:.P39]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formula="of:=SUM([.D40:.P40])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"/>
          <table:table-cell table:formula="of:=SUM([.D41:.P41]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"/>
          <table:table-cell table:formula="of:=SUM([.D42:.P42]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"/>
          <table:table-cell table:formula="of:=SUM([.D43:.P43]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"/>
          <table:table-cell table:formula="of:=SUM([.D44:.P44]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"/>
          <table:table-cell table:formula="of:=SUM([.D45:.P45]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"/>
          <table:table-cell table:formula="of:=SUM([.D46:.P46]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8"/>
          <table:table-cell table:formula="of:=SUM([.D47:.P47]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8"/>
          <table:table-cell table:formula="of:=SUM([.D48:.P48]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4"/>
          <table:table-cell table:formula="of:=SUM([.D49:.P49]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D50:.P50]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D51:.P51]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/>
          <table:table-cell table:formula="of:=SUM([.D52:.P52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text</text:p>
          </table:table-cell>
          <table:table-cell table:style-name="ce2" office:value-type="string" calcext:value-type="string">
            <text:p>page</text:p>
          </table:table-cell>
          <table:table-cell table:style-name="ce2" office:value-type="string" calcext:value-type="string">
            <text:p>no</text:p>
          </table:table-cell>
          <table:table-cell table:style-name="ce2" table:number-columns-repeated="12"/>
          <table:table-cell/>
          <table:table-cell table:style-name="ce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5"/>
          <table:table-cell table:formula="of:=SUM([.D54:.P54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/>
          <table:table-cell table:formula="of:=SUM([.D55:.P55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"/>
          <table:table-cell table:formula="of:=SUM([.D56:.P5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"/>
          <table:table-cell table:formula="of:=SUM([.D57:.P5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"/>
          <table:table-cell table:formula="of:=SUM([.D58:.P5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"/>
          <table:table-cell table:formula="of:=SUM([.D59:.P5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8"/>
          <table:table-cell table:formula="of:=SUM([.D60:.P6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8"/>
          <table:table-cell table:formula="of:=SUM([.D61:.P6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8"/>
          <table:table-cell table:formula="of:=SUM([.D62:.P6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7"/>
          <table:table-cell table:formula="of:=SUM([.D63:.P6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7"/>
          <table:table-cell table:formula="of:=SUM([.D64:.P6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6"/>
          <table:table-cell table:formula="of:=SUM([.D65:.P6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6"/>
          <table:table-cell table:formula="of:=SUM([.D66:.P6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5"/>
          <table:table-cell table:formula="of:=SUM([.D67:.P6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4"/>
          <table:table-cell table:formula="of:=SUM([.D68:.P6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4"/>
          <table:table-cell table:formula="of:=SUM([.D69:.P6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D70:.P7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D71:.P7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D72:.P7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D73:.P7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D74:.P7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D75:.P7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/>
          <table:table-cell table:formula="of:=SUM([.D76:.P7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/>
          <table:table-cell table:formula="of:=SUM([.D77:.P77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text</text:p>
          </table:table-cell>
          <table:table-cell table:style-name="ce2" office:value-type="string" calcext:value-type="string">
            <text:p>page</text:p>
          </table:table-cell>
          <table:table-cell table:style-name="ce2" office:value-type="string" calcext:value-type="string">
            <text:p>no</text:p>
          </table:table-cell>
          <table:table-cell table:style-name="ce2" table:number-columns-repeated="12"/>
          <table:table-cell/>
          <table:table-cell table:style-name="ce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2"/>
          <table:table-cell table:formula="of:=SUM([.D79:.P7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1"/>
          <table:table-cell table:formula="of:=SUM([.D80:.P8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"/>
          <table:table-cell table:formula="of:=SUM([.D81:.P8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"/>
          <table:table-cell table:formula="of:=SUM([.D82:.P8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8"/>
          <table:table-cell table:formula="of:=SUM([.D83:.P8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7"/>
          <table:table-cell table:formula="of:=SUM([.D84:.P8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7"/>
          <table:table-cell table:formula="of:=SUM([.D85:.P8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6"/>
          <table:table-cell table:formula="of:=SUM([.D86:.P8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6"/>
          <table:table-cell table:formula="of:=SUM([.D87:.P8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5"/>
          <table:table-cell table:formula="of:=SUM([.D88:.P8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style-name="ce11" table:number-columns-repeated="2"/>
          <table:table-cell table:style-name="ce14" table:number-columns-repeated="3"/>
          <table:table-cell table:style-name="ce11"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table:formula="of:=SUM([.D89:.P8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5"/>
          <table:table-cell table:formula="of:=SUM([.D90:.P9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4"/>
          <table:table-cell table:formula="of:=SUM([.D91:.P9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4"/>
          <table:table-cell table:formula="of:=SUM([.D92:.P9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4"/>
          <table:table-cell table:formula="of:=SUM([.D93:.P9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D94:.P9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D95:.P9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D96:.P9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D97:.P9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D98:.P9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D99:.P9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/>
          <table:table-cell table:formula="of:=SUM([.D100:.P10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/>
          <table:table-cell table:formula="of:=SUM([.D101:.P10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text</text:p>
          </table:table-cell>
          <table:table-cell table:style-name="ce2" office:value-type="string" calcext:value-type="string">
            <text:p>page</text:p>
          </table:table-cell>
          <table:table-cell table:style-name="ce2" office:value-type="string" calcext:value-type="string">
            <text:p>no</text:p>
          </table:table-cell>
          <table:table-cell table:style-name="ce2" table:number-columns-repeated="12"/>
          <table:table-cell/>
          <table:table-cell table:style-name="ce2"/>
        </table:table-row>
        <table:table-row table:style-name="ro1">
          <table:table-cell table:style-name="Default" table:number-columns-repeated="2"/>
          <table:table-cell office:value-type="string" calcext:value-type="string">
            <text:p>計</text:p>
          </table:table-cell>
          <table:table-cell table:formula="of:=SUM([.D4:.D103])" office:value-type="float" office:value="10" calcext:value-type="float">
            <text:p>10</text:p>
          </table:table-cell>
          <table:table-cell table:formula="of:=SUM([.E4:.E103])" office:value-type="float" office:value="10" calcext:value-type="float">
            <text:p>10</text:p>
          </table:table-cell>
          <table:table-cell table:formula="of:=SUM([.F4:.F103])" office:value-type="float" office:value="10" calcext:value-type="float">
            <text:p>10</text:p>
          </table:table-cell>
          <table:table-cell table:formula="of:=SUM([.G4:.G103])" office:value-type="float" office:value="10" calcext:value-type="float">
            <text:p>10</text:p>
          </table:table-cell>
          <table:table-cell table:formula="of:=SUM([.H4:.H103])" office:value-type="float" office:value="10" calcext:value-type="float">
            <text:p>10</text:p>
          </table:table-cell>
          <table:table-cell table:formula="of:=SUM([.I4:.I103])" office:value-type="float" office:value="10" calcext:value-type="float">
            <text:p>10</text:p>
          </table:table-cell>
          <table:table-cell table:formula="of:=SUM([.J4:.J103])" office:value-type="float" office:value="10" calcext:value-type="float">
            <text:p>10</text:p>
          </table:table-cell>
          <table:table-cell table:formula="of:=SUM([.K4:.K103])" office:value-type="float" office:value="10" calcext:value-type="float">
            <text:p>10</text:p>
          </table:table-cell>
          <table:table-cell table:formula="of:=SUM([.L4:.L103])" office:value-type="float" office:value="10" calcext:value-type="float">
            <text:p>10</text:p>
          </table:table-cell>
          <table:table-cell table:formula="of:=SUM([.M4:.M103])" office:value-type="float" office:value="10" calcext:value-type="float">
            <text:p>10</text:p>
          </table:table-cell>
          <table:table-cell table:formula="of:=SUM([.N4:.N103])" office:value-type="float" office:value="10" calcext:value-type="float">
            <text:p>10</text:p>
          </table:table-cell>
          <table:table-cell table:formula="of:=SUM([.O4:.O103])" office:value-type="float" office:value="10" calcext:value-type="float">
            <text:p>10</text:p>
          </table:table-cell>
          <table:table-cell/>
          <table:table-cell table:formula="of:=SUM([.Q4:.Q103])" office:value-type="float" office:value="119" calcext:value-type="float">
            <text:p>11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CJK JP" svg:font-family="'Noto Sans CJK JP'" style:font-family-generic="system" style:font-pitch="variable"/>
    <style:font-face style:name="TakaoPGothic" svg:font-family="TakaoPGothic" style:font-family-generic="system" style:font-pitch="variable"/>
    <style:font-face style:name="UmePlus P Gothic" svg:font-family="'UmePlus P Gothi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DejaVu Sans" style:font-size-asian="10pt" style:language-asian="ja" style:country-asian="JP" style:font-name-complex="TakaoPGothic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UmePlus P Gothic" style:font-family-asian="'UmePlus P Gothic'" style:font-family-generic-asian="system" style:font-pitch-asian="variable"/>
    </style:style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2-20T16:06:46.414598987</dc:date>
    <meta:editing-duration>PT7H28M12S</meta:editing-duration>
    <meta:editing-cycles>22</meta:editing-cycles>
    <meta:generator>LibreOffice/7.3.7.2$Linux_X86_64 LibreOffice_project/30$Build-2</meta:generator>
    <meta:document-statistic meta:table-count="1" meta:cell-count="564" meta:object-count="0"/>
  </office:meta>
</office:document-meta>
</file>